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Unslanted 101" svg:font-family="'LM Roman Unslanted 10'" style:font-adornments="10 Regular"/>
    <style:font-face style:name="LM Mono Slanted 10" svg:font-family="'LM Mono Slanted 10'" style:font-adornments="Italic" style:font-pitch="fixed"/>
    <style:font-face style:name="Abyssinica SIL1" svg:font-family="'Abyssinica SIL'" style:font-adornments="Italic" style:font-pitch="variable"/>
    <style:font-face style:name="Abyssinica SIL" svg:font-family="'Abyssinica SIL'" style:font-adornments="Regular" style:font-pitch="variable"/>
    <style:font-face style:name="LM Mono Prop 10" svg:font-family="'LM Mono Prop 10'" style:font-adornments="10 Oblique" style:font-pitch="variable"/>
    <style:font-face style:name="LM Roman 5" svg:font-family="'LM Roman 5'" style:font-adornments="5 Bold" style:font-pitch="variable"/>
    <style:font-face style:name="LM Roman Unslanted 10" svg:font-family="'LM Roman Unslanted 10'" style:font-adornments="Italic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cm" fo:min-width="3cm"/>
    </style:style>
    <style:style style:name="gr2" style:family="graphic" style:parent-style-name="objectwithoutfill">
      <style:graphic-properties svg:stroke-color="#000000" draw:fill="none" draw:fill-color="#ffffff" draw:textarea-horizontal-align="center" draw:textarea-vertical-align="midd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217cm" fo:min-width="1.362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0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3.91cm" fo:min-width="2.66cm" draw:shadow="hidden"/>
    </style:style>
    <style:style style:name="gr6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25cm" fo:min-width="0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2.006cm" fo:min-width="2.756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0.25cm" fo:min-width="1.5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3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104cm" fo:min-width="0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10.5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1.5cm"/>
    </style:style>
    <style:style style:name="gr13" style:family="graphic" style:parent-style-name="objectwithoutfill">
      <style:graphic-properties svg:stroke-color="#000000" draw:fill="solid" draw:fill-color="#ffffff" draw:textarea-horizontal-align="center" draw:textarea-vertical-align="middle"/>
    </style:style>
    <style:style style:name="gr14" style:family="graphic" style:parent-style-name="objectwithoutfill">
      <style:graphic-properties svg:stroke-color="#000000" draw:fill="none" draw:fill-color="#000000" draw:textarea-horizontal-align="center" draw:textarea-vertical-align="middle"/>
    </style:style>
    <style:style style:name="gr15" style:family="graphic" style:parent-style-name="standard">
      <style:graphic-properties svg:stroke-color="#000000" draw:marker-start="Arrow" draw:marker-start-width="0.3cm" draw:marker-end="Arrow" draw:marker-end-width="0.3cm" draw:fill-color="#000000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75cm"/>
    </style:style>
    <style:style style:name="gr17" style:family="graphic" style:parent-style-name="standard">
      <style:graphic-properties draw:stroke="none" svg:stroke-color="#000000" draw:fill="none" draw:fill-color="#ffffff" fo:min-height="1.271cm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1.25cm" fo:min-width="7.5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1.518cm" fo:min-width="1.268cm"/>
    </style:style>
    <style:style style:name="gr20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958cm" fo:min-width="2.208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3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0.5cm"/>
    </style:style>
    <style:style style:name="gr23" style:family="graphic" style:parent-style-name="standard">
      <style:graphic-properties svg:stroke-color="#000000" draw:fill-color="#ffffff" draw:textarea-horizontal-align="center" draw:textarea-vertical-align="middle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1.417cm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2.448cm" fo:min-width="2.5cm"/>
    </style:style>
    <style:style style:name="gr26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485cm" fo:min-width="0.921cm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0.404cm"/>
    </style:style>
    <style:style style:name="gr28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18.499cm"/>
    </style:style>
    <style:style style:name="gr29" style:family="graphic" style:parent-style-name="standard">
      <style:graphic-properties draw:stroke="none" svg:stroke-color="#000000" draw:fill="hatch" draw:fill-color="#000000" draw:fill-hatch-name="Black_20_45_20_Degrees" draw:textarea-horizontal-align="justify" draw:textarea-vertical-align="middle" draw:auto-grow-height="false" fo:min-height="0.75cm" fo:min-width="18.5cm"/>
    </style:style>
    <style:style style:name="gr30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766cm" fo:min-width="0.999cm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0.236cm" fo:min-width="0cm"/>
    </style:style>
    <style:style style:name="gr32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1.249cm" fo:min-width="0.516cm"/>
    </style:style>
    <style:style style:name="gr33" style:family="graphic" style:parent-style-name="standard">
      <style:graphic-properties draw:stroke="none" svg:stroke-color="#000000" draw:fill="none" draw:fill-color="#ffffff" fo:min-height="0.801cm"/>
    </style:style>
    <style:style style:name="P1" style:family="paragraph">
      <loext:graphic-properties draw:fill="none" draw:fill-color="#000000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style:text-properties fo:font-size="16pt" fo:font-style="italic" style:font-size-asian="18pt" style:font-size-complex="18pt"/>
    </style:style>
    <style:style style:name="P8" style:family="paragraph">
      <loext:graphic-properties draw:fill="none" draw:fill-color="#ffffff"/>
      <style:text-properties fo:font-size="16pt" fo:font-style="italic" style:font-size-asian="18pt" style:font-size-complex="18pt"/>
    </style:style>
    <style:style style:name="P9" style:family="paragraph">
      <loext:graphic-properties draw:fill="none" draw:fill-color="#ffffff"/>
      <style:text-properties style:font-name="Abyssinica SIL1" fo:font-size="16pt" fo:font-style="italic" style:font-size-asian="18pt" style:font-size-complex="18pt"/>
    </style:style>
    <style:style style:name="P10" style:family="paragraph">
      <loext:graphic-properties draw:fill="hatch" draw:fill-color="#000000" draw:fill-hatch-name="Black_20_45_20_Degrees"/>
      <style:paragraph-properties fo:text-align="center"/>
    </style:style>
    <style:style style:name="T1" style:family="text">
      <style:text-properties style:font-name="LM Roman Unslanted 101" fo:font-style="italic" style:font-name-asian="LM Roman Unslanted 101" style:font-size-asian="18pt" style:font-name-complex="LM Roman Unslanted 101" style:font-size-complex="18pt"/>
    </style:style>
    <style:style style:name="T2" style:family="text">
      <style:text-properties style:font-name="LM Roman Unslanted 101" fo:font-size="16pt" fo:font-style="italic" style:font-name-asian="LM Roman Unslanted 101" style:font-size-asian="18pt" style:font-name-complex="LM Roman Unslanted 101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cm" svg:height="0.203cm" svg:x="9.5cm" svg:y="15cm">
          <text:p/>
          <draw:enhanced-geometry svg:viewBox="0 0 21600 21600" draw:type="rectangle" draw:enhanced-path="M 0 0 L 21600 0 21600 21600 0 21600 0 0 Z N"/>
        </draw:custom-shape>
        <draw:g>
          <draw:connector draw:style-name="gr2" draw:text-style-name="P2" draw:layer="layout" draw:type="line" svg:x1="4.519cm" svg:y1="11.518cm" svg:x2="3.998cm" svg:y2="11cm" draw:start-shape="id1" draw:start-glue-point="1" svg:d="M4519 11518l-521-518" svg:viewBox="0 0 522 519">
            <text:p/>
          </draw:connector>
          <draw:custom-shape draw:style-name="gr3" draw:text-style-name="P3" xml:id="id1" draw:id="id1" draw:layer="layout" svg:width="1.862cm" svg:height="0.467cm" draw:transform="rotate (2.35619449019234) translate (5.67cm 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" draw:text-style-name="P3" draw:layer="layout" svg:width="0.5cm" svg:height="1cm" svg:x="3cm" svg:y="11.75cm">
          <text:p/>
          <draw:enhanced-geometry svg:viewBox="0 0 21600 21600" draw:type="rectangle" draw:enhanced-path="M 0 0 L 21600 0 21600 21600 0 21600 0 0 Z N"/>
        </draw:custom-shape>
        <draw:path draw:style-name="gr5" draw:text-style-name="P3" draw:layer="layout" svg:width="3.499cm" svg:height="4.5cm" svg:x="10cm" svg:y="10.5cm" svg:viewBox="0 0 3500 4501" svg:d="M583 0c-18 1-37 2-55 3-18 4-36 7-54 10-18 5-36 11-53 16-18 7-35 14-52 21-17 9-34 18-51 26-16 11-32 21-48 31-15 12-30 24-45 36-15 13-29 26-43 39-13 14-26 28-39 43-12 15-24 30-36 45-10 16-20 32-31 48-8 17-17 34-26 51-7 17-14 34-21 52-5 18-11 35-16 53-3 18-6 36-10 54-1 19-2 37-3 55 0 1111 0 2223 0 3334 1 18 2 36 3 55 4 18 7 36 10 54 5 17 11 35 16 53 7 17 14 35 21 52 9 17 18 33 26 50 11 16 21 32 31 48 12 16 24 31 36 46 13 14 26 28 39 43 14 13 28 26 43 39 15 12 30 23 45 35 16 11 32 21 48 31 17 9 34 18 51 27 17 7 34 14 52 21 17 5 35 11 53 16 18 3 36 6 54 10 18 1 37 2 55 3 778 0 1555 0 2333 0 18-1 36-2 55-3 18-4 36-7 54-10 17-5 35-11 53-16 17-7 35-14 52-21 17-9 33-18 50-27 16-10 32-20 48-31 16-12 31-23 46-35 14-13 28-26 43-39 13-15 26-29 39-43 12-15 23-30 35-46 11-16 21-32 31-48 9-17 18-33 27-50 7-17 14-35 21-52 5-18 11-36 16-53 3-18 6-36 10-54 1-19 2-37 3-55 0-1111 0-2223 0-3334-1-18-2-36-3-55-4-18-7-36-10-54-5-18-11-35-16-53-7-18-14-35-21-52-9-17-18-34-27-51-10-16-20-32-31-48-12-15-23-30-35-45-13-15-26-29-39-43-15-13-29-26-43-39-15-12-30-24-46-36-16-10-32-20-48-31-17-8-33-17-50-26-17-7-35-14-52-21-18-5-36-11-53-16-18-3-36-6-54-10-19-1-37-2-55-3-778 0-1555 0-2333 0zM0 0zM3500 4501z">
          <text:p/>
        </draw:path>
        <draw:custom-shape draw:style-name="gr6" draw:text-style-name="P3" draw:layer="layout" svg:width="0.5cm" svg:height="0.5cm" svg:x="10cm" svg:y="14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2.5cm" svg:x="12.5cm" svg:y="1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2cm" svg:height="0.5cm" svg:x="4cm" svg:y="1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.5cm" svg:height="0.5cm" svg:x="3cm" svg:y="12.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cm" svg:y1="15cm" svg:x2="12.5cm" svg:y2="15cm">
          <text:p/>
        </draw:line>
        <draw:custom-shape draw:style-name="gr10" draw:text-style-name="P3" draw:layer="layout" svg:width="0.5cm" svg:height="0.5cm" svg:x="3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3" draw:layer="layout" svg:width="11cm" svg:height="0.253cm" draw:transform="rotate (2.79252680319093) translate (13.634cm 11.507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12" draw:text-style-name="P3" draw:layer="layout" svg:width="2cm" svg:height="2.5cm" draw:transform="rotate (0.349065850398866) translate (13.208cm 6.33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3" draw:text-style-name="P5" draw:layer="layout" svg:x1="13.379cm" svg:y1="6.806cm" svg:x2="15.258cm" svg:y2="6.122cm">
            <text:p/>
          </draw:line>
          <draw:line draw:style-name="gr2" draw:text-style-name="P2" draw:layer="layout" svg:x1="13.892cm" svg:y1="8.216cm" svg:x2="15.771cm" svg:y2="7.532cm">
            <text:p/>
          </draw:line>
          <draw:line draw:style-name="gr14" draw:text-style-name="P1" draw:layer="layout" svg:x1="13.632cm" svg:y1="7.503cm" svg:x2="14.57cm" svg:y2="7.161cm">
            <text:p/>
          </draw:line>
          <draw:line draw:style-name="gr14" draw:text-style-name="P1" draw:layer="layout" svg:x1="3.384cm" svg:y1="11.508cm" svg:x2="2.016cm" svg:y2="7.749cm">
            <text:p/>
          </draw:line>
          <draw:line draw:style-name="gr14" draw:text-style-name="P1" draw:layer="layout" svg:x1="13.721cm" svg:y1="7.746cm" svg:x2="13.037cm" svg:y2="5.867cm">
            <text:p/>
          </draw:line>
          <draw:line draw:style-name="gr14" draw:text-style-name="P1" draw:layer="layout" svg:x1="14.904cm" svg:y1="7.324cm" svg:x2="13.536cm" svg:y2="3.565cm">
            <text:p/>
          </draw:line>
          <draw:line draw:style-name="gr15" draw:text-style-name="P6" draw:layer="layout" svg:x1="2.187cm" svg:y1="8.219cm" svg:x2="13.692cm" svg:y2="4.032cm">
            <text:p/>
          </draw:line>
          <draw:line draw:style-name="gr15" draw:text-style-name="P6" draw:layer="layout" svg:x1="13.208cm" svg:y1="6.336cm" svg:x2="2.871cm" svg:y2="10.098cm">
            <text:p/>
          </draw:line>
          <draw:frame draw:style-name="gr16" draw:text-style-name="P8" draw:layer="layout" svg:width="2cm" svg:height="1cm" draw:transform="rotate (0.349065850398866) translate (6.5cm 5.684cm)">
            <draw:text-box>
              <text:p text:style-name="P7">3,5 м</text:p>
            </draw:text-box>
          </draw:frame>
          <draw:frame draw:style-name="gr17" draw:text-style-name="P9" draw:layer="layout" svg:width="1.979cm" svg:height="1.521cm" draw:transform="rotate (0.342084533390889) translate (7.125cm 7.664cm)">
            <draw:text-box>
              <text:p text:style-name="P7">3 м</text:p>
            </draw:text-box>
          </draw:frame>
          <draw:custom-shape draw:style-name="gr10" draw:text-style-name="P3" draw:layer="layout" svg:width="0.499cm" svg:height="0.5cm" draw:transform="rotate (0.349065850398866) translate (14.491cm 6.93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ustom-shape draw:style-name="gr18" draw:text-style-name="P4" draw:layer="layout" svg:width="8cm" svg:height="1.5cm" svg:x="2cm" svg:y="13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2.5cm" svg:height="2.5cm" svg:x="7cm" svg:y="14.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0" draw:text-style-name="P3" draw:layer="layout" svg:width="0.5cm" svg:height="0.5cm" svg:x="8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9" draw:text-style-name="P3" draw:layer="layout" svg:width="2.5cm" svg:height="2.5cm" svg:x="12.5cm" svg:y="14.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0" draw:text-style-name="P3" draw:layer="layout" svg:width="0.5cm" svg:height="0.5cm" svg:x="13.5cm" svg:y="15.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ustom-shape draw:style-name="gr10" draw:text-style-name="P3" draw:layer="layout" svg:width="0.5cm" svg:height="0.5cm" svg:x="4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3cm" svg:height="3.5cm" svg:x="10.5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" draw:layer="layout" svg:width="3.5cm" svg:height="2cm" svg:x="10.5cm" svg:y="12.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cm" svg:height="1cm" draw:transform="rotate (1.5707963267949) translate (15.5cm 15.5cm)">
          <text:p/>
          <draw:enhanced-geometry svg:viewBox="0 0 21600 21600" draw:glue-points="?f6 10800 10800 21600 ?f5 10800 10800 0" draw:text-areas="?f3 ?f3 ?f4 ?f4" draw:mirror-vertical="false" draw:mirror-horizont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ellipse draw:style-name="gr23" draw:text-style-name="P3" draw:layer="layout" svg:width="0.571cm" svg:height="0.54cm" draw:transform="skewX (0.202807259081741) rotate (-0.599695130985252) translate (15.546cm 13.395cm)" draw:kind="cut" draw:start-angle="91.4" draw:end-angle="346.86">
          <text:p/>
        </draw:ellipse>
        <draw:custom-shape draw:style-name="gr24" draw:text-style-name="P3" draw:layer="layout" svg:width="2.013cm" svg:height="1cm" svg:x="14.487cm" svg:y="14.4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" draw:layer="layout" svg:width="3cm" svg:height="2.698cm" svg:x="12.227cm" svg:y="13.852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3" draw:layer="layout" svg:width="1.499cm" svg:height="0.813cm" svg:x="14.5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" draw:layer="layout" svg:width="1cm" svg:height="1cm" svg:x="14.97cm" svg:y="14.4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6" draw:layer="layout" svg:width="18.999cm" svg:height="0.254cm" svg:x="1cm" svg:y="1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0" draw:layer="layout" svg:width="19cm" svg:height="1cm" svg:x="1cm" svg:y="17.30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2.5cm" svg:height="2.5cm" svg:x="3cm" svg:y="14.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0" draw:text-style-name="P3" draw:layer="layout" svg:width="1.499cm" svg:height="1.016cm" svg:x="12.001cm" svg:y="11.48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xml:id="id2" draw:id="id2" draw:layer="layout" svg:width="1cm" svg:height="1.5cm" svg:x="13.5cm" svg:y="11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3" draw:layer="layout" svg:width="1.016cm" svg:height="1.499cm" svg:x="12.5cm" svg:y="11cm">
          <text:p/>
          <draw:enhanced-geometry svg:viewBox="0 0 21600 21600" draw:type="rectangle" draw:enhanced-path="M 0 0 L 21600 0 21600 21600 0 21600 0 0 Z N"/>
        </draw:custom-shape>
        <draw:line draw:style-name="gr14" draw:text-style-name="P1" xml:id="id3" draw:id="id3" draw:layer="layout" svg:x1="12.5cm" svg:y1="11cm" svg:x2="13cm" svg:y2="11cm">
          <text:p/>
        </draw:line>
        <draw:connector draw:style-name="gr14" draw:text-style-name="P1" draw:layer="layout" draw:type="line" svg:x1="14cm" svg:y1="12.5cm" svg:x2="13cm" svg:y2="11cm" draw:start-shape="id2" draw:start-glue-point="7" draw:end-shape="id3" draw:end-glue-point="1" svg:d="M14000 12500l-1000-1500" svg:viewBox="0 0 1001 1501">
          <text:p/>
        </draw:connector>
        <draw:frame draw:style-name="gr33" draw:text-style-name="P8" draw:layer="layout" svg:width="1cm" svg:height="1.051cm" svg:x="14.5cm" svg:y="6cm">
          <draw:text-box>
            <text:p text:style-name="P7"><text:span text:style-name="T1">C</text:span></text:p>
          </draw:text-box>
        </draw:frame>
        <draw:frame draw:style-name="gr16" draw:text-style-name="P8" draw:layer="layout" svg:width="1cm" svg:height="1.051cm" svg:x="15.5cm" svg:y="6.5cm">
          <draw:text-box>
            <text:p text:style-name="P7"><text:span text:style-name="T2">K</text:span></text:p>
          </draw:text-box>
        </draw:frame>
        <draw:frame draw:style-name="gr16" draw:text-style-name="P8" draw:layer="layout" svg:width="1cm" svg:height="1.051cm" svg:x="2.219cm" svg:y="10.957cm">
          <draw:text-box>
            <text:p text:style-name="P7"><text:span text:style-name="T2">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Roman Unslanted 101" svg:font-family="'LM Roman Unslanted 10'" style:font-adornments="10 Regular"/>
    <style:font-face style:name="LM Mono Slanted 10" svg:font-family="'LM Mono Slanted 10'" style:font-adornments="Italic" style:font-pitch="fixed"/>
    <style:font-face style:name="Abyssinica SIL1" svg:font-family="'Abyssinica SIL'" style:font-adornments="Italic" style:font-pitch="variable"/>
    <style:font-face style:name="Abyssinica SIL" svg:font-family="'Abyssinica SIL'" style:font-adornments="Regular" style:font-pitch="variable"/>
    <style:font-face style:name="LM Mono Prop 10" svg:font-family="'LM Mono Prop 10'" style:font-adornments="10 Oblique" style:font-pitch="variable"/>
    <style:font-face style:name="LM Roman 5" svg:font-family="'LM Roman 5'" style:font-adornments="5 Bold" style:font-pitch="variable"/>
    <style:font-face style:name="LM Roman Unslanted 10" svg:font-family="'LM Roman Unslanted 10'" style:font-adornments="Italic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4M18S</meta:editing-duration>
    <meta:editing-cycles>4</meta:editing-cycles>
    <meta:generator>LibreOffice/5.2.3.2$Linux_x86 LibreOffice_project/20m0$Build-2</meta:generator>
    <dc:date>2017-06-15T20:04:55.753626494</dc:date>
    <meta:document-statistic meta:object-count="52"/>
  </office:meta>
</office:document-meta>
</file>